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adcf7" draw:textarea-horizontal-align="justify" draw:textarea-vertical-align="middle" draw:auto-grow-height="false" fo:min-height="1.401cm" fo:min-width="1.27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1.278cm"/>
      <style:paragraph-properties style:writing-mode="lr-tb"/>
    </style:style>
    <style:style style:name="gr3" style:family="graphic" style:parent-style-name="standard">
      <style:graphic-properties draw:fill-color="#aadcf7" draw:textarea-horizontal-align="justify" draw:textarea-vertical-align="middle" draw:auto-grow-height="false" fo:min-height="1.401cm" fo:min-width="1.27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1.278cm"/>
    </style:style>
    <style:style style:name="gr5" style:family="graphic" style:parent-style-name="standard">
      <style:graphic-properties svg:stroke-color="#106802" draw:fill-color="#ccf4c6" draw:textarea-horizontal-align="justify" draw:textarea-vertical-align="middle" draw:auto-grow-height="false" fo:min-height="1.401cm" fo:min-width="3.05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16.89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  <style:text-properties style:font-name="Liberation Sans1" fo:font-style="italic" style:font-style-asian="italic" style:font-style-complex="italic"/>
    </style:style>
    <style:style style:name="P3" style:family="paragraph">
      <loext:graphic-properties draw:fill-color="#aadcf7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-color="#aadcf7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ccf4c6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style:font-name="Liberation Sans1" fo:font-style="italic" style:font-style-asian="italic" style:font-style-complex="italic"/>
    </style:style>
    <style:style style:name="T2" style:family="text">
      <style:text-properties style:text-position="-33% 58%" style:font-name="Liberation Sans1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78cm" svg:height="1.651cm" svg:x="2.07cm" svg:y="4.937cm">
          <text:p text:style-name="P1"><text:span text:style-name="T1">Xa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778cm" svg:height="1.651cm" svg:x="3.841cm" svg:y="4.937cm">
          <text:p text:style-name="P1"><text:span text:style-name="T3">Xa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778cm" svg:height="1.651cm" svg:x="5.611cm" svg:y="4.937cm">
          <text:p text:style-name="P1">…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778cm" svg:height="1.651cm" svg:x="7.38cm" svg:y="4.937cm">
          <text:p text:style-name="P1"><text:span text:style-name="T3">Xa</text:span><text:span text:style-name="T4">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er4" svg:width="1.778cm" svg:height="1.651cm" svg:x="11.27cm" svg:y="4.937cm">
          <text:p text:style-name="P1"><text:span text:style-name="T3">Xl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er4" svg:width="1.778cm" svg:height="1.651cm" svg:x="13.041cm" svg:y="4.937cm">
          <text:p text:style-name="P1"><text:span text:style-name="T3">Xl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er4" svg:width="1.778cm" svg:height="1.651cm" svg:x="14.811cm" svg:y="4.93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er4" svg:width="1.778cm" svg:height="1.651cm" svg:x="16.58cm" svg:y="4.937cm">
          <text:p text:style-name="P1"><text:span text:style-name="T3">Xl</text:span><text:span text:style-name="T4">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er4" svg:width="1.778cm" svg:height="1.651cm" svg:x="3.27cm" svg:y="8.137cm">
          <text:p text:style-name="P1"><text:span text:style-name="T1">Xa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1.778cm" svg:height="1.651cm" svg:x="5.041cm" svg:y="8.1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1.778cm" svg:height="1.651cm" svg:x="6.811cm" svg:y="8.1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1.778cm" svg:height="1.651cm" svg:x="8.58cm" svg:y="8.1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er4" svg:width="1.778cm" svg:height="1.651cm" svg:x="10.37cm" svg:y="8.1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er4" svg:width="1.778cm" svg:height="1.651cm" svg:x="12.141cm" svg:y="8.1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er4" svg:width="1.778cm" svg:height="1.651cm" svg:x="13.911cm" svg:y="8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er4" svg:width="1.778cm" svg:height="1.651cm" svg:x="15.68cm" svg:y="8.137cm">
          <text:p text:style-name="P1"><text:span text:style-name="T3">Xl</text:span><text:span text:style-name="T4">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er4" svg:width="3.556cm" svg:height="1.651cm" svg:x="8.647cm" svg:y="10.968cm">
          <text:p text:style-name="P1">SVM</text:p>
          <draw:enhanced-geometry svg:viewBox="0 0 21600 21600" draw:type="rectangle" draw:enhanced-path="M 0 0 L 21600 0 21600 21600 0 21600 0 0 Z N"/>
        </draw:custom-shape>
        <draw:connector draw:style-name="gr6" draw:text-style-name="P8" draw:layer="Layer4" draw:type="line" svg:x1="10.425cm" svg:y1="12.619cm" svg:x2="10.423cm" svg:y2="13.595cm" draw:start-shape="id1" draw:start-glue-point="2" svg:d="M10425 12619l-2 976" svg:viewBox="0 0 3 977">
          <text:p/>
        </draw:connector>
        <draw:custom-shape draw:style-name="gr7" draw:text-style-name="P9" draw:layer="Layer4" svg:width="0.508cm" svg:height="17.145cm" draw:transform="rotate (1.5707963267949) translate (1.706cm 7.096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6" draw:text-style-name="P8" draw:layer="Layer4" svg:x1="10.361cm" svg:y1="7.096cm" svg:x2="10.361cm" svg:y2="8.112cm">
          <text:p/>
        </draw:line>
        <draw:frame draw:style-name="gr8" draw:text-style-name="P10" draw:layer="Layer4" svg:width="5.578cm" svg:height="0.962cm" svg:x="2.513cm" svg:y="3.794cm">
          <draw:text-box>
            <text:p>Acoustic Features</text:p>
          </draw:text-box>
        </draw:frame>
        <draw:frame draw:style-name="gr9" draw:text-style-name="P10" draw:layer="Layer4" svg:width="5.819cm" svg:height="0.962cm" svg:x="11.813cm" svg:y="3.794cm">
          <draw:text-box>
            <text:p>Linguistic Features</text:p>
          </draw:text-box>
        </draw:frame>
        <draw:frame draw:style-name="gr10" draw:text-style-name="P10" draw:layer="Layer4" svg:width="2.03cm" svg:height="0.962cm" svg:x="9.417cm" svg:y="13.835cm">
          <draw:text-box>
            <text:p>(V, A)</text:p>
          </draw:text-box>
        </draw:frame>
        <draw:line draw:style-name="gr6" draw:text-style-name="P8" draw:layer="Layer4" svg:x1="10.38cm" svg:y1="9.763cm" svg:x2="10.38cm" svg:y2="11.033cm">
          <text:p/>
        </draw:line>
        <draw:frame draw:style-name="gr11" draw:text-style-name="P10" draw:layer="Layer4" svg:width="4.443cm" svg:height="0.962cm" svg:x="5.567cm" svg:y="7.104cm">
          <draw:text-box>
            <text:p>concatenatio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initial-creator>Bagus Tris Atmaja</meta:initial-creator>
    <meta:creation-date>2020-04-06T21:34:48.647962700</meta:creation-date>
    <dc:date>2020-11-20T14:16:27.820595340</dc:date>
    <dc:creator>Bagus Tris Atmaja</dc:creator>
    <meta:editing-duration>PT34M49S</meta:editing-duration>
    <meta:editing-cycles>4</meta:editing-cycles>
    <meta:generator>LibreOffice/7.0.3.1$Linux_X86_64 LibreOffice_project/d7547858d014d4cf69878db179d326fc3483e082</meta:generator>
    <meta:document-statistic meta:object-count="25"/>
  </office:meta>
</office:document-meta>
</file>